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c95a" officeooo:paragraph-rsid="0015c95a"/>
    </style:style>
    <style:style style:name="P2" style:family="paragraph" style:parent-style-name="Standard">
      <style:paragraph-properties fo:text-align="start" style:justify-single-word="false"/>
      <style:text-properties fo:font-weight="bold" officeooo:rsid="0015c95a" officeooo:paragraph-rsid="0015c95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officeooo:rsid="0015c95a" officeooo:paragraph-rsid="0015c95a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6" style:family="paragraph" style:parent-style-name="Standard" style:list-style-name="L2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P7" style:family="paragraph" style:parent-style-name="Standard" style:list-style-name="L3">
      <style:paragraph-properties fo:text-align="start" style:justify-single-word="false"/>
      <style:text-properties fo:font-weight="normal" officeooo:rsid="0015c95a" officeooo:paragraph-rsid="0015c95a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78d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itel</text:span><text:span text:style-name="T2">:<text:tab/><text:tab/>TextFrage erstellen</text:span></text:p>
      <text:p text:style-name="P2">Akteur:<text:span text:style-name="T2"><text:tab/>Nutzer</text:span></text:p>
      <text:p text:style-name="P2">Ziel:<text:tab/><text:tab/><text:span text:style-name="T2">TextFrage innerhalb einer Gruppe erstellen</text:span></text:p>
      <text:p text:style-name="P2"/>
      <text:p text:style-name="P2">Auslöser:</text:p>
      <text:p text:style-name="P3">Ein Nutzer möchte eine einfache TextFrage erstellen</text:p>
      <text:p text:style-name="P2"/>
      <text:p text:style-name="P2">Vorbedingungen:</text:p>
      <text:list xml:id="list7482031802129214869" text:style-name="L1">
        <text:list-item>
          <text:p text:style-name="P5">Nutzer hat einen Account</text:p>
        </text:list-item>
        <text:list-item>
          <text:p text:style-name="P5">Nutzer ist Mitglied der Gruppe in der er die TextFrage erstellen möchte</text:p>
        </text:list-item>
      </text:list>
      <text:p text:style-name="P2"/>
      <text:p text:style-name="P2">Nachbedingungen:</text:p>
      <text:list xml:id="list868296220142974675" text:style-name="L2">
        <text:list-item>
          <text:p text:style-name="P6">Die TextFrage wurde erfolgreich gestellt</text:p>
        </text:list-item>
      </text:list>
      <text:p text:style-name="P2"/>
      <text:p text:style-name="P2">Erfolgsszenario:</text:p>
      <text:list xml:id="list9116769523393664478" text:style-name="L3">
        <text:list-item>
          <text:p text:style-name="P7">Der Nutzer loggt sich in SoLe mit seinem Nicknamen und Passwort ein.</text:p>
        </text:list-item>
        <text:list-item>
          <text:p text:style-name="P7">Das System loggt den Nutzer ein</text:p>
        </text:list-item>
        <text:list-item>
          <text:p text:style-name="P7">Der Nutzer geht in die Gruppe, in der er die Frage erstellen möchte</text:p>
        </text:list-item>
        <text:list-item>
          <text:p text:style-name="P7">Das System zeigt dem Nutzer die gewählte Gruppe an</text:p>
        </text:list-item>
        <text:list-item>
          <text:p text:style-name="P7">Der Nutzer wählt "TextFrage erstellen" und gibt den Fragetext sowie die Antworten ein</text:p>
        </text:list-item>
        <text:list-item>
          <text:p text:style-name="P7">Das System erstellt und speichert die Frage</text:p>
        </text:list-item>
        <text:list-item>
          <text:p text:style-name="P7">Das System gibt dem Nutzer eine Bestätigung über die erfolgreiche Erstellung der Frage</text:p>
        </text:list-item>
      </text:list>
      <text:p text:style-name="P2"/>
      <text:p text:style-name="P2">Fehlerfälle: </text:p>
      <text:p text:style-name="P4"><text:tab/><text:span text:style-name="T3">2</text:span>a) Falscher Nutzernamer/Falsches <text:s/>Passwort: Der Nutzer wird dazu aufgefordert seine <text:tab/><text:tab/><text:tab/>LogIn Daten erneut anzugeben, Alternativ wird ihm Angeboten einen Account zu <text:tab/><text:tab/>erstellen. (Zurück zu 1.)</text:p>
      <text:p text:style-name="P4"><text:tab/><text:span text:style-name="T3">6</text:span>a) Fragetext oder <text:span text:style-name="T3">Antwortmöglichkeiten entsprechen nicht den geforderten ansprüchen. Der<text:tab/> <text:tab/>Nutzer wird aufgefordert, sie erneut einzugeben. (Zurück zu 5).</text:span></text:p>
      <text:p text:style-name="P4"><text:tab/><text:span text:style-name="T3">6b) Die Datenbank zur Speicherung der Frage ist nicht erreichbar. Der Nutzer wird gebeten <text:tab/><text:tab/>es später erneut zu versuchen (Abbruch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40M47S</meta:editing-duration>
    <meta:editing-cycles>4</meta:editing-cycles>
    <meta:generator>LibreOffice/4.3.4.1$Windows_x86 LibreOffice_project/bc356b2f991740509f321d70e4512a6a54c5f243</meta:generator>
    <dc:date>2014-11-29T02:44:28.791000000</dc:date>
    <meta:document-statistic meta:table-count="0" meta:image-count="0" meta:object-count="0" meta:page-count="1" meta:paragraph-count="22" meta:word-count="191" meta:character-count="1276" meta:non-whitespace-character-count="1101"/>
    <meta:user-defined meta:name="Info 1"/>
    <meta:user-defined meta:name="Info 2"/>
    <meta:user-defined meta:name="Info 3"/>
    <meta:user-defined meta:name="Info 4"/>
  </office:meta>
</office:document-meta>
</file>